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11-03T19:44:57.382015262</dc:date>
    <meta:editing-duration>P10DT2H13M36S</meta:editing-duration>
    <meta:editing-cycles>803</meta:editing-cycles>
    <meta:generator>LibreOffice/7.4.1.2$Linux_X86_64 LibreOffice_project/40$Build-2</meta:generator>
    <meta:document-statistic meta:table-count="1" meta:cell-count="6386" meta:object-count="0"/>
  </office:meta>
</office:document-meta>
</file>